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DejaVu Serif'" style:font-family-asian="'DejaVu Serif'" style:font-family-complex="'DejaVu Serif'" fo:background-color="transparent" style:use-window-font-color="true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2.00pt" fo:font-weight="normal" fo:font-family="'DejaVu Serif'" style:font-family-asian="'DejaVu Serif'" style:font-family-complex="'DejaVu Serif'" fo:background-color="transparent" style:use-window-font-color="true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2.00pt" fo:font-weight="bold" fo:font-family="'DejaVu Serif'" style:font-family-asian="'DejaVu Serif'" style:font-family-complex="'DejaVu Serif'" fo:background-color="transparent" style:use-window-font-color="true"/>
    </style:style>
    <style:style style:name="T8" style:family="text">
      <style:text-properties fo:font-size="12.00pt" fo:font-weight="normal" fo:font-family="'DejaVu Serif'" style:font-family-asian="'DejaVu Serif'" style:font-family-complex="'DejaVu Serif'" fo:background-color="transparent" style:use-window-font-color="true"/>
    </style:style>
    <style:style style:name="T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2.00pt" fo:font-weight="bold" fo:font-family="'DejaVu Serif'" style:font-family-asian="'DejaVu Serif'" style:font-family-complex="'DejaVu Serif'" fo:background-color="transparent" style:use-window-font-color="true"/>
    </style:style>
    <style:style style:name="T11" style:family="text">
      <style:text-properties fo:font-size="12.00pt" fo:font-weight="normal" fo:font-family="'DejaVu Serif'" style:font-family-asian="'DejaVu Serif'" style:font-family-complex="'DejaVu Serif'" fo:background-color="transparent" style:use-window-font-color="true"/>
    </style:style>
    <style:style style:name="T12" style:family="text">
      <style:text-properties fo:font-size="12.00pt" fo:font-weight="bold" fo:font-family="'DejaVu Serif'" style:font-family-asian="'DejaVu Serif'" style:font-family-complex="'DejaVu Serif'" fo:background-color="transparent" style:use-window-font-color="true"/>
    </style:style>
    <style:style style:name="T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本程序的运行环境为Linux，具体运行过程可参照readme</text:span></text:p>
      <text:p text:style-name="P1"><text:span text:style-name="T1"/></text:p>
      <text:p text:style-name="P1"><text:span text:style-name="T1">具体实现功能：</text:span></text:p>
      <text:p text:style-name="P1"><text:span text:style-name="T2"/></text:p>
      <text:p text:style-name="P1"><text:span text:style-name="T3">输入：</text:span></text:p>
      <text:p text:style-name="P1"><text:span text:style-name="T3"><text:tab/>数学函数（可设置图形颜色，主副标题，坐标轴等）</text:span></text:p>
      <text:p text:style-name="P1"><text:span text:style-name="T3">输出：</text:span></text:p>
      <text:p text:style-name="P1"><text:span text:style-name="T3"><text:tab/>集合图形包括2d图形和3d图形（可动态改变图形的坐标轴、颜色参数）</text:span></text:p>
      <text:p text:style-name="P1"><text:span text:style-name="T4"/></text:p>
      <text:p text:style-name="P1"><draw:frame text:anchor-type="as-char" svg:width="107.83mm" svg:height="103.05mm" style:rel-width="scale" style:rel-height="scale"><draw:object-ole xlink:href="OleObj1"/><draw:image xlink:href="ObjectReplacements/OleObj1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7">其他基本功能：</text:span></text:p>
      <text:p text:style-name="P1"><text:span text:style-name="T8"><text:tab/>工具栏、快捷工具栏及所设功能皆可实现。</text:span></text:p>
      <text:p text:style-name="P1"><text:span text:style-name="T8"><text:tab/>图形输出窗口和输入一栏可动态交换。</text:span></text:p>
      <text:p text:style-name="P1"><text:span text:style-name="T9"/></text:p>
      <text:p text:style-name="P1"><text:span text:style-name="T9"/></text:p>
      <text:p text:style-name="P1"><text:span text:style-name="T10">所用相关技术：</text:span></text:p>
      <text:p text:style-name="P1"><text:span text:style-name="T11"><text:tab/>图形库：gtk+</text:span></text:p>
      <text:p text:style-name="P1"><text:span text:style-name="T11"><text:tab/>python图形接口：pygtk</text:span></text:p>
      <text:p text:style-name="P1"><text:span text:style-name="T11"><text:tab/>做图库：R语言</text:span></text:p>
      <text:p text:style-name="P1"><text:span text:style-name="T11"><text:tab/>R语言接口：rpy2</text:span></text:p>
      <text:p text:style-name="P1"><text:span text:style-name="T12"/></text:p>
      <text:p text:style-name="P1"><draw:frame text:anchor-type="as-char" svg:width="127.21mm" svg:height="59.53mm" style:rel-width="scale" style:rel-height="scale"><draw:object-ole xlink:href="OleObj2"/><draw:image xlink:href="ObjectReplacements/OleObj2"/></draw:frame><text:span text:style-name="T14"/></text:p>
      <text:p text:style-name="P2"><text:span text:style-name="T15"/></text:p>
      <text:p text:style-name="P3"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